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officeooo:paragraph-rsid="0004d1d8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0a338a" officeooo:paragraph-rsid="000a338a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officeooo:rsid="0004d1d8" officeooo:paragraph-rsid="0004d1d8"/>
    </style:style>
    <style:style style:name="P8" style:family="paragraph" style:parent-style-name="Standard">
      <style:text-properties officeooo:paragraph-rsid="00066e85"/>
    </style:style>
    <style:style style:name="P9" style:family="paragraph" style:parent-style-name="Standard">
      <style:text-properties officeooo:paragraph-rsid="00075669"/>
    </style:style>
    <style:style style:name="P10" style:family="paragraph" style:parent-style-name="Standard">
      <style:text-properties fo:font-weight="normal" officeooo:rsid="00086e30" officeooo:paragraph-rsid="00086e30" style:font-weight-asian="normal" style:font-weight-complex="normal"/>
    </style:style>
    <style:style style:name="P11" style:family="paragraph" style:parent-style-name="Standard">
      <style:text-properties fo:font-weight="normal" officeooo:rsid="000a338a" officeooo:paragraph-rsid="000a338a" style:font-weight-asian="normal" style:font-weight-complex="normal"/>
    </style:style>
    <style:style style:name="P12" style:family="paragraph" style:parent-style-name="Standard">
      <style:text-properties fo:font-weight="normal" officeooo:rsid="000b2293" officeooo:paragraph-rsid="000a338a" style:font-weight-asian="normal" style:font-weight-complex="normal"/>
    </style:style>
    <style:style style:name="P13" style:family="paragraph" style:parent-style-name="Standard">
      <style:text-properties fo:font-weight="normal" officeooo:rsid="000b2293" officeooo:paragraph-rsid="000b2293" style:font-weight-asian="normal" style:font-weight-complex="normal"/>
    </style:style>
    <style:style style:name="P14" style:family="paragraph" style:parent-style-name="Standard">
      <style:text-properties fo:font-weight="normal" officeooo:rsid="000b2293" officeooo:paragraph-rsid="000c8179" style:font-weight-asian="normal" style:font-weight-complex="normal"/>
    </style:style>
    <style:style style:name="P15" style:family="paragraph" style:parent-style-name="Standard">
      <style:text-properties fo:font-weight="normal" officeooo:rsid="000ddc3c" officeooo:paragraph-rsid="000ddc3c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0ddc3c" officeooo:paragraph-rsid="000ddc3c" style:font-weight-asian="normal" style:font-weight-complex="normal"/>
    </style:style>
    <style:style style:name="P17" style:family="paragraph" style:parent-style-name="Standard" style:list-style-name="L2">
      <style:text-properties officeooo:paragraph-rsid="000b2293"/>
    </style:style>
    <style:style style:name="P18" style:family="paragraph" style:parent-style-name="Standard" style:list-style-name="L2">
      <style:text-properties officeooo:paragraph-rsid="000c8179"/>
    </style:style>
    <style:style style:name="P19" style:family="paragraph" style:parent-style-name="Standard" style:list-style-name="L2">
      <style:text-properties officeooo:rsid="000b2293" officeooo:paragraph-rsid="000c8179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d1d8" style:font-weight-asian="bold" style:font-weight-complex="bold"/>
    </style:style>
    <style:style style:name="T4" style:family="text">
      <style:text-properties fo:font-weight="bold" officeooo:rsid="00075669" style:font-weight-asian="bold" style:font-weight-complex="bold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officeooo:rsid="0007566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2293" style:font-weight-asian="normal" style:font-weight-complex="normal"/>
    </style:style>
    <style:style style:name="T9" style:family="text">
      <style:text-properties fo:font-weight="normal" officeooo:rsid="000c8179" style:font-weight-asian="normal" style:font-weight-complex="normal"/>
    </style:style>
    <style:style style:name="T10" style:family="text">
      <style:text-properties officeooo:rsid="000a338a"/>
    </style:style>
    <style:style style:name="T11" style:family="text">
      <style:text-properties officeooo:rsid="000abca6"/>
    </style:style>
    <style:style style:name="T12" style:family="text">
      <style:text-properties officeooo:rsid="000bac3f"/>
    </style:style>
    <style:style style:name="T13" style:family="text">
      <style:text-properties fo:color="#000000" fo:font-style="normal" style:text-underline-style="none" fo:font-weight="normal" officeooo:rsid="000b2293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style:text-underline-style="none" fo:font-weight="normal" officeooo:rsid="000c8179" style:font-style-asian="normal" style:font-weight-asian="normal" style:font-style-complex="normal" style:font-weight-complex="normal"/>
    </style:style>
    <style:style style:name="T15" style:family="text">
      <style:text-properties officeooo:rsid="000c817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4">Trabalho 2 – (BCC35G) Inteligência Artificial</text:p>
      <text:p text:style-name="P4"/>
      <text:p text:style-name="P2"><text:span text:style-name="T3">Grupo: Clodoaldo Basaglia da Fonseca, Jefferson Mantovani, Pedro Perozin</text:span></text:p>
      <text:p text:style-name="P7"><text:span text:style-name="T3">R</text:span><text:span text:style-name="T2">A: 968692, 1649388, 1648730</text:span></text:p>
      <text:p text:style-name="P1"/>
      <text:list xml:id="list1459815051" text:style-name="L1">
        <text:list-item>
          <text:p text:style-name="P5"><text:span text:style-name="T5">A identificação do algoritmo de clustering utilizado;</text:span></text:p>
        </text:list-item>
      </text:list>
      <text:p text:style-name="P3"><text:span text:style-name="T5"/></text:p>
      <text:list xml:id="list210339652596469" text:continue-numbering="true" text:style-name="L1">
        <text:list-item>
          <text:p text:style-name="P5"><text:span text:style-name="T5">A descrição do dataset escolhido;</text:span></text:p>
        </text:list-item>
      </text:list>
      <text:p text:style-name="P3"><text:span text:style-name="T5"/></text:p>
      <text:list xml:id="list210340101782327" text:continue-numbering="true" text:style-name="L1">
        <text:list-item>
          <text:p text:style-name="P5"><text:span text:style-name="T5">Decisões de projeto, tal como a linguagem de programação escolhida para o desenvolvimento;</text:span></text:p>
        </text:list-item>
      </text:list>
      <text:p text:style-name="P3"><text:span text:style-name="T5"/></text:p>
      <text:list xml:id="list210339878809634" text:continue-numbering="true" text:style-name="L1">
        <text:list-item>
          <text:p text:style-name="P5"><text:span text:style-name="T5">Resultados obtidos</text:span></text:p>
        </text:list-item>
      </text:list>
      <text:p text:style-name="Standard"><text:span text:style-name="T5"/></text:p>
      <text:p text:style-name="Standard"><text:span text:style-name="T5"/></text:p>
      <text:p text:style-name="Standard"/>
      <text:p text:style-name="P8"><text:span text:style-name="T4">1. </text:span><text:span text:style-name="T6">Em nosso trabalho foi utilizado o algoritmo de agrupamento </text:span><text:span text:style-name="T4">k-means</text:span><text:span text:style-name="T6">. um algoritmo não supervisionado.</text:span></text:p>
      <text:p text:style-name="P8"/>
      <text:p text:style-name="P9"><text:span text:style-name="T4">2.</text:span><text:span text:style-name="T6"> A base de dados utilizada foi a </text:span><text:span text:style-name="T1">Sales_Transactions_Dataset_Weekly Data Set</text:span></text:p>
      <text:p text:style-name="P10">Esse dataset <text:span text:style-name="T10">contém quantidades semanais compradas de 800 linhas sobre 52 colunas (semanas). Valores normalizados também são fornecidos </text:span></text:p>
      <text:p text:style-name="P10"/>
      <text:p text:style-name="P11"><text:span text:style-name="T2">3.</text:span> A linguagem escolhida foi o python, utilizando o jupyter.</text:p>
      <text:p text:style-name="P11"/>
      <text:p text:style-name="P13">Usamos alguma<text:span text:style-name="T15">s</text:span> bibliotecas para fazer o p<text:span text:style-name="T12">rograma, são elas:</text:span></text:p>
      <text:p text:style-name="P11"/>
      <text:list xml:id="list1525295071" text:style-name="L2">
        <text:list-item>
          <text:p text:style-name="P17"><text:span text:style-name="T8">Usamos a biblioteca pandas que é uma biblioteca para análise de dados;</text:span></text:p>
        </text:list-item>
        <text:list-item>
          <text:p text:style-name="P17"><text:span text:style-name="T14">Usamos também a biblioteca </text:span><text:span text:style-name="T13"><text:s/></text:span><text:span text:style-name="T14">numpy</text:span><text:span text:style-name="T13"> é o pacote básico da linguagem </text:span><text:span text:style-name="T14">Python</text:span><text:span text:style-name="T13"> que permite trabalhar com arranjos, vetores e matrizes de N dimensões;</text:span></text:p>
        </text:list-item>
        <text:list-item>
          <text:p text:style-name="P19"><text:span text:style-name="T9">Usamos o</text:span><text:span text:style-name="T7"> Matplotlib é uma biblioteca de plotagem 2D em Python que produz números de qualidade de publicação em uma variedade de formatos impressos e ambientes interativos entre plataformas. </text:span><text:span text:style-name="T9">Usamos o gráfico de dispersão <text:s/>scatter plot, que é bastante utilizado quando queremos ver se existe alguma relação entre duas variáveis. A função do pyplot utilizada é a scatter().</text:span></text:p>
        </text:list-item>
      </text:list>
      <text:p text:style-name="P14"/>
      <text:p text:style-name="P15">Fizemos diversas funções para compor o trabalho, são elas:</text:p>
      <text:p text:style-name="P15"/>
      <text:list xml:id="list1418369927" text:style-name="L3">
        <text:list-item>
          <text:p text:style-name="P16"/>
        </text:list-item>
      </text:list>
      <text:p text:style-name="P11"/>
      <text:p text:style-name="P12"/>
      <text:p text:style-name="P6">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8:08:48.124570768</meta:creation-date>
    <dc:date>2018-12-06T20:50:36.275705106</dc:date>
    <meta:editing-duration>PT47M5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219" meta:character-count="1428" meta:non-whitespace-character-count="1230"/>
  </office:meta>
</office:document-meta>
</file>